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ff949" officeooo:paragraph-rsid="001ff949"/>
    </style:style>
    <style:style style:name="P2" style:family="paragraph" style:parent-style-name="Standard">
      <style:text-properties fo:font-weight="bold" officeooo:rsid="001ff949" officeooo:paragraph-rsid="001ff949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officeooo:rsid="00207f97" officeooo:paragraph-rsid="00207f9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elipe Robles López</text:p>
      <text:p text:style-name="P3">1º ASIR</text:p>
      <text:p text:style-name="P3">Lunes 13 de noviembre de 2023</text:p>
      <text:p text:style-name="P2"/>
      <text:p text:style-name="P2">Actividad 1: ¿Qué es la ley de Moore? ¿Se cumple en la actualidad?</text:p>
      <text:p text:style-name="P1"/>
      <text:p text:style-name="P1">La Ley de Moore es la norma que, durante cinco décadas, ha marcado el destino de los procesadores y chips que llevan los equipos tecnológicos. No sólo los ordenadores, sino también las tabletas, los móviles o los wearables. Esta regla establece que, cada dos años, se duplica el número de transistores que caben en un circuito integrado. En palabras más simples: con el paso del tiempo, la tecnología tiende a multiplicar su rendimiento y a dividir su coste.</text:p>
      <text:p text:style-name="P1"/>
      <text:p text:style-name="P1">El propio Moore afirmó en 2010, en una entrevista con el medio especializado Techworld, que su ley había quedado obsoleta.</text:p>
      <text:p text:style-name="P1"/>
      <text:p text:style-name="P1">No opina lo mismo Intel, el fabricante líder de microprocesadores. "A día de hoy, seguimos cumpliendo la Ley de Moore, y tenemos previsto seguir haciéndolo durante al menos siete años más", afirma Simón Viñals, director de Tecnología de la multinacional, que puntualiza: "No se trata de una ley propiamente dicha, sino más bien de un reto que nos marcamos en la industria para seguir avanzando".</text:p>
      <text:p text:style-name="P1"/>
      <text:p text:style-name="P1">Yo personalmente no estoy aún capacitado para contradecir a ninguno de los dos, que tienen bastante más experiencia en este campo que yo, por lo que a día de hoy, me abstengo de opina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3:25:28.696639399</meta:creation-date>
    <dc:date>2023-11-13T13:34:21.583662349</dc:date>
    <meta:editing-duration>PT8M53S</meta:editing-duration>
    <meta:editing-cycles>2</meta:editing-cycles>
    <meta:generator>LibreOffice/7.4.2.3$Linux_X86_64 LibreOffice_project/382eef1f22670f7f4118c8c2dd222ec7ad009daf</meta:generator>
    <meta:document-statistic meta:table-count="0" meta:image-count="0" meta:object-count="0" meta:page-count="1" meta:paragraph-count="8" meta:word-count="221" meta:character-count="1281" meta:non-whitespace-character-count="1068"/>
  </office:meta>
</office:document-meta>
</file>